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7e1" officeooo:paragraph-rsid="000467e1"/>
    </style:style>
    <style:style style:name="P2" style:family="paragraph" style:parent-style-name="Standard">
      <style:text-properties officeooo:rsid="00059a4f" officeooo:paragraph-rsid="00059a4f"/>
    </style:style>
    <style:style style:name="P3" style:family="paragraph" style:parent-style-name="Standard">
      <style:text-properties officeooo:rsid="00059a4f" officeooo:paragraph-rsid="0005e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L Flow testnet wallets</text:p>
      <text:p text:style-name="P2"/>
      <text:p text:style-name="P3">SKLtest1</text:p>
      <text:p text:style-name="P3">0xb647c8ffe7d05b51<text:line-break/>diet unfair topic appear gym gather strategy monkey come garment dynamic enemy</text:p>
      <text:p text:style-name="P2">SKLtest2</text:p>
      <text:p text:style-name="P2">0x447414116f2e51ef</text:p>
      <text:p text:style-name="P2">logic ramp useless error ahead piece perfect item leaf skin maximum black</text:p>
      <text:p text:style-name="P2">SKLtest3</text:p>
      <text:p text:style-name="P2">0xa9f313f3c175ebb5</text:p>
      <text:p text:style-name="P2">electric frown involve cherry about just suggest coffee brave attitude gold pyramid</text:p>
      <text:p text:style-name="P2">SKLtest4</text:p>
      <text:p text:style-name="P2">0x5bc0cf1d498be10b</text:p>
      <text:p text:style-name="P2">bridge annual nephew kitten stairs surge hero march absurd make happy object</text:p>
      <text:p text:style-name="P2">SKLtes5</text:p>
      <text:p text:style-name="P2">0xbfa776c05871e1d4</text:p>
      <text:p text:style-name="P2">aspect merge task toilet quarter dice north frog soup state extend unifor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07:34:13.014920874</meta:creation-date>
    <meta:editing-duration>PT2M53S</meta:editing-duration>
    <meta:editing-cycles>2</meta:editing-cycles>
    <meta:generator>LibreOffice/7.0.4.2$Linux_X86_64 LibreOffice_project/00$Build-2</meta:generator>
    <dc:date>2025-10-10T07:47:13.631645427</dc:date>
    <meta:document-statistic meta:table-count="0" meta:image-count="0" meta:object-count="0" meta:page-count="1" meta:paragraph-count="15" meta:word-count="74" meta:character-count="538" meta:non-whitespace-character-count="479"/>
  </office:meta>
</office:document-meta>
</file>